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95pt"/>
    </style:style>
    <style:style style:name="co3" style:family="table-column">
      <style:table-column-properties fo:break-before="auto" style:column-width="20.81pt"/>
    </style:style>
    <style:style style:name="co4" style:family="table-column">
      <style:table-column-properties fo:break-before="auto" style:column-width="1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Japhet</text:p>
          </table:table-cell>
          <table:table-cell table:number-columns-repeated="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mer</text:p>
          </table:table-cell>
          <table:table-cell table:number-columns-repeated="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chkenas</text:p>
          </table:table-cell>
          <table:table-cell table:number-columns-repeated="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iphat</text:p>
          </table:table-cell>
          <table:table-cell table:number-columns-repeated="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garma</text:p>
          </table:table-cell>
          <table:table-cell table:number-columns-repeated="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gog</text:p>
          </table:table-cell>
          <table:table-cell table:number-columns-repeated="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dai</text:p>
          </table:table-cell>
          <table:table-cell table:number-columns-repeated="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+1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Jawan</text:p>
          </table:table-cell>
          <table:table-cell table:number-columns-repeated="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lischa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arsis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+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Kittäer</text:p>
          </table:table-cell>
          <table:table-cell table:number-columns-repeated="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+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odaniter</text:p>
          </table:table-cell>
          <table:table-cell table:number-columns-repeated="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ubal</text:p>
          </table:table-cell>
          <table:table-cell table:number-columns-repeated="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+1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sech</text:p>
          </table:table-cell>
          <table:table-cell table:number-columns-repeated="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+1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iras</text:p>
          </table:table-cell>
          <table:table-cell table:number-columns-repeated="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Ham</text:p>
          </table:table-cell>
          <table:table-cell table:number-columns-repeated="5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usch</text:p>
          </table:table-cell>
          <table:table-cell table:number-columns-repeated="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eba</text:p>
          </table:table-cell>
          <table:table-cell table:number-columns-repeated="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Hawila</text:p>
          </table:table-cell>
          <table:table-cell table:number-columns-repeated="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bta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+1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Ragma</text:p>
          </table:table-cell>
          <table:table-cell table:number-columns-repeated="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+1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Scheba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+1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edan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+1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abtecha</text:p>
          </table:table-cell>
          <table:table-cell table:number-columns-repeated="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+1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imrod</text:p>
          </table:table-cell>
          <table:table-cell table:number-columns-repeated="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B26]+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izraim</text:p>
          </table:table-cell>
          <table:table-cell table:number-columns-repeated="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B27]+1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uditer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B28]+1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Anamiter</text:p>
          </table:table-cell>
          <table:table-cell table:number-columns-repeated="3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B29]+1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Lehabiter</text:p>
          </table:table-cell>
          <table:table-cell table:number-columns-repeated="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B30]+1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Naphtuchiter</text:p>
          </table:table-cell>
          <table:table-cell table:number-columns-repeated="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B31]+1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atrusiter</text:p>
          </table:table-cell>
          <table:table-cell table:number-columns-repeated="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B32]+1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Kasluchiter</text:p>
          </table:table-cell>
          <table:table-cell table:number-columns-repeated="3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B33]+1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Kaphtoriter</text:p>
          </table:table-cell>
          <table:table-cell table:number-columns-repeated="3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B34]+1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ut</text:p>
          </table:table-cell>
          <table:table-cell table:number-columns-repeated="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B35]+1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Kanaan</text:p>
          </table:table-cell>
          <table:table-cell table:number-columns-repeated="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B36]+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Zidon</text:p>
          </table:table-cell>
          <table:table-cell table:number-columns-repeated="3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B37]+1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Het</text:p>
          </table:table-cell>
          <table:table-cell table:number-columns-repeated="3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B38]+1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Jebusiter</text:p>
          </table:table-cell>
          <table:table-cell table:number-columns-repeated="3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B39]+1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moriter</text:p>
          </table:table-cell>
          <table:table-cell table:number-columns-repeated="3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B40]+1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irgasiter</text:p>
          </table:table-cell>
          <table:table-cell table:number-columns-repeated="3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B41]+1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Hewiter</text:p>
          </table:table-cell>
          <table:table-cell table:number-columns-repeated="3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B42]+1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Arkiter</text:p>
          </table:table-cell>
          <table:table-cell table:number-columns-repeated="3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B43]+1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initer</text:p>
          </table:table-cell>
          <table:table-cell table:number-columns-repeated="3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B44]+1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Arwaditer</text:p>
          </table:table-cell>
          <table:table-cell table:number-columns-repeated="3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B45]+1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Zemariter</text:p>
          </table:table-cell>
          <table:table-cell table:number-columns-repeated="3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B46]+1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Hamatiter</text:p>
          </table:table-cell>
          <table:table-cell table:number-columns-repeated="3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2"/>
          <table:table-cell table:style-name="ce1" office:value-type="string" calcext:value-type="string">
            <text:p>Sem</text:p>
          </table:table-cell>
          <table:table-cell table:number-columns-repeated="5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lam</text:p>
          </table:table-cell>
          <table:table-cell table:number-columns-repeated="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B49]+1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ssur</text:p>
          </table:table-cell>
          <table:table-cell table:number-columns-repeated="4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B50]+1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Arpakschad</text:p>
          </table:table-cell>
          <table:table-cell table:number-columns-repeated="4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B51]+1" office:value-type="float" office:value="4" calcext:value-type="float">
            <text:p>4</text:p>
          </table:table-cell>
          <table:table-cell table:number-columns-repeated="3"/>
          <table:table-cell table:style-name="ce3" office:value-type="string" calcext:value-type="string">
            <text:p>Schelach</text:p>
          </table:table-cell>
          <table:table-cell table:number-columns-repeated="3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B52]+1" office:value-type="float" office:value="5" calcext:value-type="float">
            <text:p>5</text:p>
          </table:table-cell>
          <table:table-cell table:number-columns-repeated="4"/>
          <table:table-cell table:style-name="ce3" office:value-type="string" calcext:value-type="string">
            <text:p>Heber</text:p>
          </table:table-cell>
          <table:table-cell table:number-columns-repeated="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B53]+1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ce3" office:value-type="string" calcext:value-type="string">
            <text:p>Peleg</text:p>
          </table:table-cell>
          <table:table-cell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B54]+1"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Joktan</text:p>
          </table:table-cell>
          <table:table-cell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B55]+1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lmodad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B56]+1"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formula="of:=[.D56]+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cheleph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B57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D57]+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Hazarmawet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B58]+1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formula="of:=[.D58]+1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Jerach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B59]+1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D59]+1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Hadoram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B60]+1"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D60]+1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Usal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B61]+1"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D61]+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ikla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B62]+1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D62]+1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Obal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B63]+1"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formula="of:=[.D63]+1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bimael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B64]+1"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formula="of:=[.D64]+1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Scheba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[.B65]+1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formula="of:=[.D65]+1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Ophir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[.B66]+1"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formula="of:=[.D66]+1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Hawila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[.B67]+1"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formula="of:=[.D67]+1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Jobab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[.B68]+1"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ud</text:p>
          </table:table-cell>
          <table:table-cell table:number-columns-repeated="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[.B69]+1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Aram</text:p>
          </table:table-cell>
          <table:table-cell table:number-columns-repeated="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[.B70]+1"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Uz</text:p>
          </table:table-cell>
          <table:table-cell table:number-columns-repeated="3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[.B71]+1"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Hul</text:p>
          </table:table-cell>
          <table:table-cell table:number-columns-repeated="3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[.B72]+1"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Geter</text:p>
          </table:table-cell>
          <table:table-cell table:number-columns-repeated="3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[.B73]+1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Masch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 style:data-style-name="N2" text:time-value="09:06:56.632104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15:41.497392276</meta:creation-date>
    <dc:date>2018-04-12T10:53:59.495843630</dc:date>
    <meta:editing-duration>PT1H55M52S</meta:editing-duration>
    <meta:editing-cycles>8</meta:editing-cycles>
    <meta:generator>LibreOffice/5.4.5.1$Linux_X86_64 LibreOffice_project/40m0$Build-1</meta:generator>
    <meta:document-statistic meta:table-count="1" meta:cell-count="288" meta:object-count="0"/>
  </office:meta>
</office:document-meta>
</file>